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62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5cm" fo:margin-bottom="0cm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11.624cm" svg:x="1.4cm" svg:y="2.43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AR Assignment Refle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ow/why did you pick your target?</text:p>
              </text:list-item>
              <text:list-item>
                <text:p>Was it easy to figure out how to send request?</text:p>
              </text:list-item>
              <text:list-item>
                <text:p>Were they (un)responsive?</text:p>
              </text:list-item>
              <text:list-item>
                <text:p>Was the format of the response data useful?</text:p>
              </text:list-item>
              <text:list-item>
                <text:p>What’d you conclude about what they hold on you?</text:p>
              </text:list-item>
              <text:list-item>
                <text:p>Would you do it again?</text:p>
              </text:list-item>
              <text:list-item>
                <text:p>What else?</text:p>
              </text:list-item>
              <text:list-item>
                <text:p>How might we make this better for next year’s student?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Assignments #2 &amp; #3 Reflection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How/why did you pick the device for #2?</text:p>
              </text:list-item>
              <text:list-item>
                <text:p text:style-name="P5">How/why did you pick the service for #3?</text:p>
              </text:list-item>
              <text:list-item>
                <text:p>Did you have enough information before you started? </text:p>
                <text:list>
                  <text:list-item>
                    <text:p>If not, where/how did you get more?</text:p>
                  </text:list-item>
                </text:list>
              </text:list-item>
              <text:list-item>
                <text:p>What did you conclude?</text:p>
              </text:list-item>
              <text:list-item>
                <text:p>Will you change any future behaviour based on this?</text:p>
              </text:list-item>
              <text:list-item>
                <text:p>What else?</text:p>
              </text:list-item>
              <text:list-item>
                <text:p>How might we make these better for next year’s student?</text:p>
              </text:list-item>
              <text:list-item>
                <text:p>General comments on the entire module also welcom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3T15:50:36.753305000</meta:creation-date>
    <dc:date>2020-12-17T15:41:16.637972512</dc:date>
    <meta:editing-duration>PT37M43S</meta:editing-duration>
    <meta:editing-cycles>5</meta:editing-cycles>
    <meta:generator>LibreOffice/7.0.3.1$Linux_X86_64 LibreOffice_project/00$Build-1</meta:generator>
    <meta:document-statistic meta:object-count="33"/>
  </office:meta>
</office:document-meta>
</file>